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c9a7b"/>
    </style:style>
    <style:style style:name="T1" style:family="text">
      <style:text-properties officeooo:rsid="001c9a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<text:span text:style-name="T1">Experiencia de Usuario. </text:span></text:p>
      <text:p text:style-name="P1"><text:span text:style-name="T1"># </text:span>Principios de Diseño.</text:p>
      <text:p text:style-name="Standard"/>
      <text:p text:style-name="Standard">## Clasificación</text:p>
      <text:p text:style-name="Standard"><text:s text:c="2"/>- **Definición**: Organización de contenidos según categorías definidas por propósito, naturaleza del contenido y necesidades de información.</text:p>
      <text:p text:style-name="Standard"><text:s text:c="2"/>- **Función**: Facilitar navegación, búsqueda y comprensión.</text:p>
      <text:p text:style-name="Standard"><text:s text:c="2"/>- **Tipos comunes**: Por audiencia, temática o funcionalidad.</text:p>
      <text:p text:style-name="Standard"><text:s text:c="2"/>- **Importancia**: Mejora la accesibilidad y usabilidad al estructurar información de forma lógica.</text:p>
      <text:p text:style-name="Standard"/>
      <text:p text:style-name="Standard">## Color</text:p>
      <text:p text:style-name="Standard"><text:s text:c="2"/>- **Definición**: Uso estratégico del color para comunicar, destacar y organizar visualmente información.</text:p>
      <text:p text:style-name="Standard"><text:s text:c="2"/>- **Recomendaciones**: Evitar colores saturados en exceso para prevenir fatiga visual; usar el contraste para resaltar elementos clave.</text:p>
      <text:p text:style-name="Standard"><text:s text:c="2"/>- **Impacto emocional**: El color puede influir en la percepción estética y en la usabilidad percibida.</text:p>
      <text:p text:style-name="Standard"><text:s text:c="2"/>- **Ejemplo**: Un botón rojo puede indicar acción crítica, mientras uno verde sugiere acción positiva.</text:p>
      <text:p text:style-name="Standard"/>
      <text:p text:style-name="Standard">## Eficiencia</text:p>
      <text:p text:style-name="Standard"><text:s text:c="2"/>- **Definición**: Optimización del tiempo y esfuerzo que requiere completar una tarea.</text:p>
      <text:p text:style-name="Standard"><text:s text:c="2"/>- **Objetivo**: Cada segundo ahorrado mejora la experiencia del usuario.</text:p>
      <text:p text:style-name="Standard"><text:s text:c="2"/>- **Consejo práctico**: Simplificar procesos y reducir pasos innecesarios.</text:p>
      <text:p text:style-name="Standard"><text:s text:c="2"/>- **Relación con satisfacción**: Cuanto más eficiente sea la interacción, mayor será la satisfacción percibida.</text:p>
      <text:p text:style-name="Standard"/>
      <text:p text:style-name="Standard">## Error humano</text:p>
      <text:p text:style-name="Standard"><text:s text:c="2"/>- **Definición**: Errores cometidos por usuarios durante la interacción, generalmente motivados por priorizar la velocidad sobre la precisión.</text:p>
      <text:p text:style-name="Standard"><text:s text:c="2"/>- **Prevención**: Diseñar interfaces que minimicen posibilidades de error.</text:p>
      <text:p text:style-name="Standard"><text:s text:c="2"/>- **Recuperación**: Facilitar la corrección rápida y clara de errores.</text:p>
      <text:p text:style-name="Standard"><text:s text:c="2"/>- **Enfoque**: No culpar al usuario, sino mejorar el diseño para evitar confusiones.</text:p>
      <text:p text:style-name="Standard"/>
      <text:p text:style-name="Standard">## Estética</text:p>
      <text:p text:style-name="Standard"><text:s text:c="2"/>- **Definición**: Valor visual del producto, impacto inmediato en la percepción del usuario.</text:p>
      <text:p text:style-name="Standard"><text:s text:c="2"/>- **Relación con usabilidad**: Diseños estéticamente agradables son percibidos como más fáciles de usar.</text:p>
      <text:p text:style-name="Standard"><text:s text:c="2"/>- **Conceptos relacionados**: Proporción áurea, balance, jerarquía visual, simetría.</text:p>
      <text:p text:style-name="Standard"><text:s text:c="2"/>- **Impacto emocional**: Despierta emociones positivas y mejora la aceptación inicial del producto.</text:p>
      <text:p text:style-name="Standard"/>
      <text:p text:style-name="Standard">## Fotografías</text:p>
      <text:p text:style-name="Standard"><text:s text:c="2"/>- **Definición**: Uso de imágenes fotográficas para transmitir mensajes, emociones o generar conexión visual.</text:p>
      <text:p text:style-name="Standard"><text:s text:c="2"/>- **Recomendaciones**: Usar fotos relevantes, auténticas y de alta calidad.</text:p>
      <text:p text:style-name="Standard"><text:s text:c="2"/>- **Comunicación emocional**: Las fotos pueden evocar emociones que mejoran la conexión con el usuario.</text:p>
      <text:p text:style-name="Standard"><text:s text:c="2"/>- **Ejemplo**: En sitios web de ONGs, las fotos humanizan la causa y generan empatía.</text:p>
      <text:p text:style-name="Standard"/>
      <text:p text:style-name="Standard">## Gestalt</text:p>
      <text:p text:style-name="Standard"><text:soft-page-break/><text:s text:c="2"/>- **Definición**: Principios psicológicos que explican cómo percibimos grupos de objetos como un todo organizado.</text:p>
      <text:p text:style-name="Standard"><text:s text:c="2"/>- **Principios básicos**: Proximidad, similitud, cierre, continuidad, figura-fondo.</text:p>
      <text:p text:style-name="Standard"><text:s text:c="2"/>- **Aplicación**: Ayuda a organizar interfaces visuales de forma intuitiva.</text:p>
      <text:p text:style-name="Standard"><text:s text:c="2"/>- **Beneficio**: Mejora la legibilidad y permite al usuario interpretar rápidamente la estructura de la interfaz.</text:p>
      <text:p text:style-name="Standard"/>
      <text:p text:style-name="Standard">## Iconos</text:p>
      <text:p text:style-name="Standard"><text:s text:c="2"/>- **Definición**: Representaciones visuales que simbolizan funciones o conceptos.</text:p>
      <text:p text:style-name="Standard"><text:s text:c="2"/>- **Ventaja**: Pueden ser más reconocibles que textos descriptivos, especialmente en espacios limitados.</text:p>
      <text:p text:style-name="Standard"><text:s text:c="2"/>- **Tipos**: Planos (esquemáticos) vs. volumétricos (realistas).</text:p>
      <text:p text:style-name="Standard"><text:s text:c="2"/>- **Consideración**: Su significado debe ser claro e intuitivo sin necesidad de texto adicional.</text:p>
      <text:p text:style-name="Standard"/>
      <text:p text:style-name="Standard">## Inteligencia colectiva</text:p>
      <text:p text:style-name="Standard"><text:s text:c="2"/>- **Definición**: Uso del comportamiento agregado de usuarios para mejorar la navegación y arquitectura de información.</text:p>
      <text:p text:style-name="Standard"><text:s text:c="2"/>- **Ejemplos**: Sistemas de recomendación, etiquetado social (folksonomías), comentarios y valoraciones.</text:p>
      <text:p text:style-name="Standard"><text:s text:c="2"/>- **Beneficio**: Enriquece la experiencia al personalizar contenidos y facilitar descubrimientos.</text:p>
      <text:p text:style-name="Standard"><text:s text:c="2"/>- **Uso común**: Plataformas como Amazon, YouTube o Reddit utilizan este principio.</text:p>
      <text:p text:style-name="Standard"/>
      <text:p text:style-name="Standard">## Jerarquía visual</text:p>
      <text:p text:style-name="Standard"><text:s text:c="2"/>- **Definición**: Organización visual de elementos según su relevancia para guiar la atención del usuario.</text:p>
      <text:p text:style-name="Standard"><text:s text:c="2"/>- **Técnicas**: Tamaño, color, contraste, espacio en blanco, tipografía.</text:p>
      <text:p text:style-name="Standard"><text:s text:c="2"/>- **Objetivo**: Facilitar la lectura, orientar la navegación y resaltar lo importante.</text:p>
      <text:p text:style-name="Standard"><text:s text:c="2"/>- **Ejemplo**: Un título principal debe destacar visualmente frente a subtítulos o cuerpo del texto.</text:p>
      <text:p text:style-name="Standard"/>
      <text:p text:style-name="Standard">## Legibilidad e inteligibilidad</text:p>
      <text:p text:style-name="Standard"><text:s text:c="2"/>- **Definición**: Capacidad de leer y comprender fácilmente el contenido textual.</text:p>
      <text:p text:style-name="Standard"><text:s text:c="2"/>- **Factores clave**: Tipo de letra, tamaño, contraste, interlineado, anchura de columnas.</text:p>
      <text:p text:style-name="Standard"><text:s text:c="2"/>- **Recomendación**: Usar sans serif en pantallas y mantener buena relación de contraste entre texto y fondo.</text:p>
      <text:p text:style-name="Standard"><text:s text:c="2"/>- **Importancia**: Un texto ilegible genera frustración y abandono, incluso si el contenido es útil.</text:p>
      <text:p text:style-name="Standard"/>
      <text:p text:style-name="Standard">## Ley de Fitts</text:p>
      <text:p text:style-name="Standard"><text:s text:c="2"/>- **Definición**: Principio que establece que el tiempo necesario para alcanzar un objetivo es función del tamaño y la distancia.</text:p>
      <text:p text:style-name="Standard"><text:s text:c="2"/>- **Aplicación**: Botones grandes y cercanos mejoran la usabilidad.</text:p>
      <text:p text:style-name="Standard"><text:s text:c="2"/>- **Espacio infinito**: Especialmente útil en interfaces táctiles, donde los bordes y esquinas son zonas de fácil acceso.</text:p>
      <text:p text:style-name="Standard"><text:s text:c="2"/>- **Ejemplo**: Menús en la parte superior de la pantalla son más fáciles de alcanzar que en el centro.</text:p>
      <text:p text:style-name="Standard"/>
      <text:p text:style-name="Standard">## Mapeo natural</text:p>
      <text:p text:style-name="Standard"><text:s text:c="2"/>- **Definición**: Relación intuitiva entre controles y sus efectos en la interfaz.</text:p>
      <text:p text:style-name="Standard"><text:s text:c="2"/>- **Ejemplo**: Girar un dial hacia la derecha aumenta el volumen, hacia la izquierda lo disminuye.</text:p>
      <text:p text:style-name="Standard"><text:s text:c="2"/>- **Objetivo**: Reducir la curva de aprendizaje y facilitar la predicción de resultados.</text:p>
      <text:p text:style-name="Standard"><text:s text:c="2"/>- **Diseño efectivo**: Permite que los usuarios comprendan cómo interactuar sin instrucciones.</text:p>
      <text:p text:style-name="Standard"><text:soft-page-break/></text:p>
      <text:p text:style-name="Standard">## Ordenación</text:p>
      <text:p text:style-name="Standard"><text:s text:c="2"/>- **Definición**: Disposición lógica de elementos en base a criterios como frecuencia de uso, importancia o secuencia temporal.</text:p>
      <text:p text:style-name="Standard"><text:s text:c="2"/>- **Tipos comunes**: Alfabético, cronológico, por relevancia o por categoría.</text:p>
      <text:p text:style-name="Standard"><text:s text:c="2"/>- **Impacto en usabilidad**: Facilita la búsqueda y reduce el tiempo de localización de información.</text:p>
      <text:p text:style-name="Standard"><text:s text:c="2"/>- **Ejemplo**: En menús, ordenar opciones por orden de uso habitual mejora la experiencia.</text:p>
      <text:p text:style-name="Standard"/>
      <text:p text:style-name="Standard">## Relevancia</text:p>
      <text:p text:style-name="Standard"><text:s text:c="2"/>- **Definición**: Adaptación del contenido y diseño a las necesidades reales del usuario y contexto de uso.</text:p>
      <text:p text:style-name="Standard"><text:s text:c="2"/>- **Importancia**: Elimina distracciones y centra la atención en lo que realmente importa.</text:p>
      <text:p text:style-name="Standard"><text:s text:c="2"/>- **Personalización**: La relevancia puede variar según perfil, dispositivo o momento de uso.</text:p>
      <text:p text:style-name="Standard"><text:s text:c="2"/>- **Ejemplo**: Mostrar productos relacionados con la búsqueda previa mejora la conversión.</text:p>
      <text:p text:style-name="Standard"/>
      <text:p text:style-name="Standard">## Taxonomías</text:p>
      <text:p text:style-name="Standard"><text:s text:c="2"/>- **Definición**: Estructuras de clasificación que definen relaciones entre categorías de información.</text:p>
      <text:p text:style-name="Standard"><text:s text:c="2"/>- **Características**: Deben ser claras, consistentes y basadas en el tipo de contenido y expectativas del usuario.</text:p>
      <text:p text:style-name="Standard"><text:s text:c="2"/>- **Tipos**: Jerárquicas, facetales, redireccionales.</text:p>
      <text:p text:style-name="Standard"><text:s text:c="2"/>- **Aplicación**: Fundamental en sitios web con gran cantidad de información o catálogos extensos.</text:p>
      <text:p text:style-name="Standard"/>
      <text:p text:style-name="Standard">## Toma de decisiones</text:p>
      <text:p text:style-name="Standard"><text:s text:c="2"/>- **Definición**: Proceso mediante el cual los usuarios eligen entre opciones disponibles en la interfaz.</text:p>
      <text:p text:style-name="Standard"><text:s text:c="2"/>- **Simplificación**: Menos opciones = mejores decisiones (evitar el "parálisis por análisis").</text:p>
      <text:p text:style-name="Standard"><text:s text:c="2"/>- **Diseño que ayuda**: Destacar opciones principales, agrupar por categorías, ofrecer comparativas.</text:p>
      <text:p text:style-name="Standard"><text:s text:c="2"/>- **Ejemplo**: En formularios, ofrecer sugerencias o pre-selecciones reduce la carga cognitiva.</text:p>
      <text:p text:style-name="Standard"/>
      <text:p text:style-name="Standard">## Visibilidad y retroalimentación</text:p>
      <text:p text:style-name="Standard"><text:s text:c="2"/>- **Definición**: Hacer visible el estado del sistema y responder inmediatamente a las acciones del usuario.</text:p>
      <text:p text:style-name="Standard"><text:s text:c="2"/>- **Retroalimentación**: Indicadores visuales o auditivos que confirman acciones realizadas (ej: cambios de color, animaciones, mensajes).</text:p>
      <text:p text:style-name="Standard"><text:s text:c="2"/>- **Transparencia**: El usuario siempre debe saber qué está ocurriendo y qué opciones tiene disponibles.</text:p>
      <text:p text:style-name="Standard"><text:s text:c="2"/>- **Ejemplo**: Un botón debe mostrar un cambio visual cuando se presiona para confirmar la acció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22:11:48.954417909</meta:creation-date>
    <dc:date>2025-05-20T22:38:07.445187024</dc:date>
    <meta:editing-duration>PT1M53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3" meta:paragraph-count="92" meta:word-count="1003" meta:character-count="7402" meta:non-whitespace-character-count="6346"/>
  </office:meta>
</office:document-meta>
</file>